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cccccc" draw:textarea-horizontal-align="justify" draw:textarea-vertical-align="middle" draw:auto-grow-height="false" fo:min-height="0.941cm" fo:min-width="3.111cm"/>
      <style:paragraph-properties style:writing-mode="lr-tb"/>
    </style:style>
    <style:style style:name="gr2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395cm" fo:min-width="1.451cm" fo:padding-top="0.165cm" fo:padding-bottom="0.165cm" fo:padding-left="0.29cm" fo:padding-right="0.29cm"/>
      <style:paragraph-properties style:writing-mode="lr-tb"/>
    </style:style>
    <style:style style:name="gr3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464cm" fo:min-width="1.484cm" fo:padding-top="0.165cm" fo:padding-bottom="0.165cm" fo:padding-left="0.29cm" fo:padding-right="0.29cm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="Arrowheads_20_12" draw:marker-end-width="0.321cm" draw:textarea-vertical-align="middle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000000" draw:marker-start-width="0.321cm" draw:marker-end="Arrowheads_20_12" draw:marker-end-width="0.321cm" draw:stroke-linejoin="none" svg:stroke-linecap="round" draw:textarea-vertical-align="middle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000000" draw:marker-start-width="0.321cm" draw:marker-end="Arrowheads_20_12" draw:marker-end-width="0.321cm" draw:stroke-linejoin="none" svg:stroke-linecap="butt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svg:stroke-color="#81d41a" draw:fill-color="#afd095" draw:textarea-horizontal-align="justify" draw:textarea-vertical-align="middle" draw:auto-grow-height="false" fo:min-height="1.339cm" fo:min-width="2.59cm"/>
      <style:paragraph-properties style:writing-mode="lr-tb"/>
    </style:style>
    <style:style style:name="gr8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min-height="0.458cm" fo:min-width="1.452cm" fo:padding-top="0.165cm" fo:padding-bottom="0.165cm" fo:padding-left="0.29cm" fo:padding-right="0.29cm"/>
      <style:paragraph-properties style:writing-mode="lr-tb"/>
    </style:style>
    <style:style style:name="gr9" style:family="graphic" style:parent-style-name="standard">
      <style:graphic-properties svg:stroke-width="0.081cm" svg:stroke-color="#111111" draw:marker-start-width="0.321cm" draw:marker-end="Arrowheads_20_12" draw:marker-end-width="0.321cm" draw:textarea-vertical-align="middle" fo:padding-top="0.165cm" fo:padding-bottom="0.165cm" fo:padding-left="0.29cm" fo:padding-right="0.29cm"/>
      <style:paragraph-properties style:writing-mode="lr-tb"/>
    </style:style>
    <style:style style:name="gr10" style:family="graphic" style:parent-style-name="objectwithoutfill">
      <style:graphic-properties svg:stroke-width="0.081cm" svg:stroke-color="#000000" draw:marker-start-width="0.321cm" draw:marker-end="Arrowheads_20_13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objectwithoutfill">
      <style:graphic-properties svg:stroke-width="0.081cm" svg:stroke-color="#000000" draw:marker-start-width="0.321cm" draw:marker-end="Arrowheads_20_15" draw:marker-end-width="0.421cm" draw:fill="none" draw:textarea-vertical-align="middle" fo:padding-top="0.165cm" fo:padding-bottom="0.165cm" fo:padding-left="0.29cm" fo:padding-right="0.29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021cm" fo:min-width="0.983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021cm" fo:min-width="2.041cm"/>
      <style:paragraph-properties style:writing-mode="lr-tb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loext:graphic-properties draw:fill-color="#cccccc"/>
      <style:paragraph-properties fo:text-align="center"/>
      <style:text-properties fo:font-size="16pt" style:font-size-asian="16pt" style:font-size-complex="16pt"/>
    </style:style>
    <style:style style:name="P3" style:family="paragraph">
      <loext:graphic-properties draw:fill="none"/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text-align="center"/>
    </style:style>
    <style:style style:name="P5" style:family="paragraph">
      <loext:graphic-properties draw:fill-color="#afd095"/>
      <style:paragraph-properties fo:text-align="center"/>
      <style:text-properties fo:font-size="16pt" style:font-size-asian="16pt" style:font-size-complex="16pt"/>
    </style:style>
    <style:style style:name="P6" style:family="paragraph">
      <style:paragraph-properties fo:margin-left="0.406cm" fo:margin-right="0cm" fo:margin-top="0.356cm" fo:margin-bottom="0cm" fo:line-height="100%" fo:text-align="center" fo:text-indent="0cm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margin-left="2.591cm" fo:margin-right="0.152cm" fo:margin-top="0.1cm" fo:margin-bottom="0.1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6pt" fo:font-style="normal" fo:text-shadow="none" style:text-underline-style="none" fo:font-weight="normal" style:letter-kerning="true" style:font-name-asian="微软雅黑" style:font-size-asian="16pt" style:font-style-asian="normal" style:font-weight-asian="normal" style:font-name-complex="Lucida 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/>
      <style:paragraph-properties fo:margin-left="2.591cm" fo:margin-right="0.152cm" fo:text-align="center" fo:text-indent="0cm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3" draw:id="id3" draw:layer="layout" svg:width="3.61cm" svg:height="1.905cm" svg:x="0.617cm" svg:y="0cm">
          <text:p text:style-name="P1"><text:span text:style-name="T1">Cell State 1</text:span></text:p>
          <text:p text:style-name="P1"><text:span text:style-name="T1">scGEP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2" draw:text-style-name="P3" xml:id="id1" draw:id="id1" draw:layer="layout" svg:width="4.061cm" svg:height="1.449cm" svg:x="0.384cm" svg:y="3.557cm">
          <text:p text:style-name="P1"><text:span text:style-name="T1">Stdev Filter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3" draw:text-style-name="P3" xml:id="id2" draw:id="id2" draw:layer="layout" svg:width="4.128cm" svg:height="1.587cm" svg:x="3.827cm" svg:y="5.785cm">
          <text:p text:style-name="P1"><text:span text:style-name="T1">MWU Filter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4" draw:text-style-name="P4" draw:layer="layout" svg:x1="2.415cm" svg:y1="5.006cm" svg:x2="3.827cm" svg:y2="6.579cm" draw:start-shape="id1" draw:start-glue-point="6" draw:end-shape="id2" draw:end-glue-point="5" svg:d="M2415 5006v1573h1412" svg:viewBox="0 0 1413 1574">
          <text:p/>
        </draw:connector>
        <draw:connector draw:style-name="gr5" draw:text-style-name="P4" draw:layer="layout" svg:x1="2.422cm" svg:y1="1.905cm" svg:x2="2.415cm" svg:y2="3.557cm" draw:start-shape="id3" draw:start-glue-point="7" draw:end-shape="id1" draw:end-glue-point="4" svg:d="M2422 1905v806h-7v846" svg:viewBox="0 0 8 1653">
          <text:p/>
        </draw:connector>
        <draw:custom-shape draw:style-name="gr2" draw:text-style-name="P3" xml:id="id5" draw:id="id5" draw:layer="layout" svg:width="4.061cm" svg:height="1.449cm" svg:x="6.984cm" svg:y="3.557cm">
          <text:p text:style-name="P1"><text:span text:style-name="T1">Stdev Filter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ustom-shape draw:style-name="gr1" draw:text-style-name="P2" xml:id="id4" draw:id="id4" draw:layer="layout" svg:width="3.61cm" svg:height="1.905cm" svg:x="7.218cm" svg:y="0cm">
          <text:p text:style-name="P1"><text:span text:style-name="T1">Cell State 1</text:span></text:p>
          <text:p text:style-name="P1"><text:span text:style-name="T1">scGEP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6" draw:text-style-name="P4" draw:layer="layout" svg:x1="9.023cm" svg:y1="1.905cm" svg:x2="9.015cm" svg:y2="3.557cm" draw:start-shape="id4" draw:start-glue-point="7" draw:end-shape="id5" draw:end-glue-point="4" svg:d="M9023 1905v806h-8v846" svg:viewBox="0 0 9 1653">
          <text:p/>
        </draw:connector>
        <draw:connector draw:style-name="gr4" draw:text-style-name="P4" draw:layer="layout" svg:x1="9.015cm" svg:y1="5.006cm" svg:x2="7.955cm" svg:y2="6.579cm" draw:start-shape="id5" draw:start-glue-point="6" draw:end-shape="id2" draw:end-glue-point="7" svg:d="M9015 5006v1573h-1060" svg:viewBox="0 0 1061 1574">
          <text:p/>
        </draw:connector>
        <draw:custom-shape draw:style-name="gr7" draw:text-style-name="P5" xml:id="id6" draw:id="id6" draw:layer="layout" svg:width="5.08cm" svg:height="1.588cm" svg:x="14.922cm" svg:y="0cm">
          <text:p text:style-name="P4"><text:span text:style-name="T1">Candidate Gen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4" draw:text-style-name="P4" draw:layer="layout" svg:x1="5.891cm" svg:y1="7.372cm" svg:x2="15.43cm" svg:y2="0.794cm" draw:start-shape="id2" draw:start-glue-point="6" draw:end-shape="id6" draw:end-glue-point="6" svg:d="M5891 7372v541h5568v-7119h3971" svg:viewBox="0 0 9540 7120">
          <text:p/>
        </draw:connector>
        <draw:custom-shape draw:style-name="gr1" draw:text-style-name="P2" draw:layer="layout" svg:width="3.61cm" svg:height="1.905cm" svg:x="0.618cm" svg:y="0cm">
          <text:p text:style-name="P1"><text:span text:style-name="T1">Cell State 1</text:span></text:p>
          <text:p text:style-name="P1"><text:span text:style-name="T1">scGEPs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8" draw:text-style-name="P3" xml:id="id7" draw:id="id7" draw:layer="layout" svg:width="4.064cm" svg:height="1.575cm" svg:x="14.905cm" svg:y="3.084cm">
          <text:p text:style-name="P1"><text:span text:style-name="T1">TF Filter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9" draw:text-style-name="P1" draw:layer="layout" svg:x1="16.944cm" svg:y1="1.588cm" svg:x2="16.937cm" svg:y2="3.084cm" draw:start-shape="id6" draw:start-glue-point="7" draw:end-shape="id7" draw:end-glue-point="4" svg:d="M16944 1588v728h-7v768" svg:viewBox="0 0 8 1497">
          <text:p text:style-name="P6"><text:span text:style-name="T1">Gene as source TF</text:span></text:p>
        </draw:connector>
        <draw:custom-shape draw:style-name="gr8" draw:text-style-name="P3" xml:id="id8" draw:id="id8" draw:layer="layout" svg:width="4.064cm" svg:height="1.575cm" svg:x="14.906cm" svg:y="6.084cm">
          <text:p text:style-name="P1"><text:span text:style-name="T1">GRP Filter</text:span></text:p>
          <draw:enhanced-geometry svg:viewBox="0 0 21600 21600" draw:glue-points="10800 0 0 10800 10800 21600 21600 10800" draw:text-areas="5400 5400 16200 16200" draw:mirror-horizontal="false" draw:mirror-vertical="false" draw:type="flowchart-decision" draw:enhanced-path="M 0 10800 L 10800 0 21600 10800 10800 21600 0 10800 Z N"/>
        </draw:custom-shape>
        <draw:connector draw:style-name="gr10" draw:text-style-name="P7" draw:layer="layout" svg:x1="16.937cm" svg:y1="4.659cm" svg:x2="16.938cm" svg:y2="6.084cm" draw:start-shape="id7" draw:start-glue-point="6" draw:end-shape="id8" draw:end-glue-point="4" svg:d="M16937 4659v712h1v713" svg:viewBox="0 0 2 1426">
          <text:p/>
        </draw:connector>
        <draw:connector draw:style-name="gr11" draw:text-style-name="P9" draw:layer="layout" svg:x1="19.485cm" svg:y1="0.794cm" svg:x2="18.97cm" svg:y2="6.871cm" draw:start-shape="id6" draw:start-glue-point="9" draw:end-shape="id8" svg:d="M19485 794h1019v6077h-1534" svg:viewBox="0 0 1535 6078">
          <text:p text:style-name="P8"><text:span text:style-name="T1">Gene as target</text:span></text:p>
        </draw:connector>
        <draw:custom-shape draw:style-name="gr12" draw:text-style-name="P1" draw:layer="layout" svg:width="2.223cm" svg:height="1.27cm" svg:x="12.064cm" svg:y="3.175cm">
          <text:p text:style-name="P1"><text:span text:style-name="T1">TF DB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  <draw:custom-shape draw:style-name="gr13" draw:text-style-name="P1" draw:layer="layout" svg:width="3.811cm" svg:height="1.27cm" svg:x="11.747cm" svg:y="6.35cm">
          <text:p text:style-name="P1"><text:span text:style-name="T1">Interact DB</text:span></text:p>
          <draw:enhanced-geometry svg:viewBox="0 0 21600 21600" draw:glue-points="10800 0 0 10800 10800 21600 18000 10800" draw:text-areas="3600 0 18000 21600" draw:type="flowchart-stored-data" draw:enhanced-path="M 3600 21600 X 0 10800 3600 0 L 21600 0 X 18000 10800 21600 2160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2" draw:display-name="Arrowheads 12" svg:viewBox="0 0 1013 1130" svg:d="M1009 1050l-449-1008-22-30-29-12-34 12-21 26-449 1012-5 13v8l5 21 12 21 17 13 21 4h903l21-4 21-13 9-21 4-21v-8z"/>
    <draw:marker draw:name="Arrowheads_20_13" draw:display-name="Arrowheads 13" svg:viewBox="0 0 20 20" svg:d="M0 20l10-20 10 20z"/>
    <draw:marker draw:name="Arrowheads_20_15" draw:display-name="Arrowheads 1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软雅黑" style:font-family-asian="微软雅黑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1-31T10:52:52.586000000</meta:creation-date>
    <dc:date>2022-01-31T11:32:50.407000000</dc:date>
    <meta:editing-duration>PT8M14S</meta:editing-duration>
    <meta:editing-cycles>1</meta:editing-cycles>
    <meta:generator>LibreOffice/7.2.5.2$Windows_X86_64 LibreOffice_project/499f9727c189e6ef3471021d6132d4c694f357e5</meta:generator>
    <meta:document-statistic meta:object-count="19"/>
  </office:meta>
</office:document-meta>
</file>